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846cm" fo:min-width="9.53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24cm" fo:min-width="4.26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195cm" fo:min-width="4.45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957cm" fo:min-width="6.485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033cm" svg:height="6.096cm" svg:x="2.524cm" svg:y="2.016cm">
          <text:p text:style-name="P1">free_clicker server</text:p>
          <text:p text:style-name="P1">logins/keys to external </text:p>
          <text:p text:style-name="P1">log-in servi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31cm" svg:height="4.064cm" svg:x="17.383cm" svg:y="7.477cm">
          <text:p text:style-name="P1">Instructor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953cm" svg:height="4.445cm" svg:x="1.762cm" svg:y="13.954cm">
          <text:p text:style-name="P1">Studen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985cm" svg:height="5.207cm" svg:x="11.668cm" svg:y="14.462cm">
          <text:p text:style-name="P1">stude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8-24T11:05:50.307884589</meta:creation-date>
    <dc:date>2020-08-24T11:10:19.098264729</dc:date>
    <meta:editing-duration>PT4M30S</meta:editing-duration>
    <meta:editing-cycles>1</meta:editing-cycles>
    <meta:document-statistic meta:object-count="4"/>
    <meta:generator>LibreOffice/6.4.5.2$Linux_X86_64 LibreOffice_project/1ed6aca320d7f4d82924e6cec66e4f7527376448</meta:generator>
  </office:meta>
</office:document-meta>
</file>